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4" style:family="table">
      <style:table-properties style:width="7.4083in" fo:margin-left="0.4271in" fo:margin-right="0.4326in" fo:margin-top="0in" fo:margin-bottom="0in" table:align="margins"/>
    </style:style>
    <style:style style:name="Table4.A" style:family="table-column">
      <style:table-column-properties style:column-width="3.625in" style:rel-column-width="5220*"/>
    </style:style>
    <style:style style:name="Table4.B" style:family="table-column">
      <style:table-column-properties style:column-width="0.5417in" style:rel-column-width="780*"/>
    </style:style>
    <style:style style:name="Table4.C" style:family="table-column">
      <style:table-column-properties style:column-width="0.6458in" style:rel-column-width="930*"/>
    </style:style>
    <style:style style:name="Table4.D" style:family="table-column">
      <style:table-column-properties style:column-width="0.5313in" style:rel-column-width="765*"/>
    </style:style>
    <style:style style:name="Table4.E" style:family="table-column">
      <style:table-column-properties style:column-width="0.6563in" style:rel-column-width="945*"/>
    </style:style>
    <style:style style:name="Table4.F" style:family="table-column">
      <style:table-column-properties style:column-width="0.6667in" style:rel-column-width="960*"/>
    </style:style>
    <style:style style:name="Table4.G" style:family="table-column">
      <style:table-column-properties style:column-width="0.7417in" style:rel-column-width="1068*"/>
    </style:style>
    <style:style style:name="Table4.1" style:family="table-row">
      <style:table-row-properties style:min-row-height="0.1917in" style:keep-together="false" fo:keep-together="always"/>
    </style:style>
    <style:style style:name="Table4.A1" style:family="table-cell">
      <style:table-cell-properties fo:background-color="#eeeeee" fo:padding-left="0in" fo:padding-right="0in" fo:padding-top="0.0396in" fo:padding-bottom="0.0396in" fo:border="none">
        <style:background-image/>
      </style:table-cell-properties>
    </style:style>
    <style:style style:name="Table4.A2" style:family="table-cell">
      <style:table-cell-properties fo:padding-left="0in" fo:padding-right="0in" fo:padding-top="0.0396in" fo:padding-bottom="0.0396in" fo:border="none"/>
    </style:style>
    <style:style style:name="Table4.3" style:family="table-row">
      <style:table-row-properties style:min-row-height="0.1889in" style:keep-together="false" fo:keep-together="always"/>
    </style:style>
    <style:style style:name="Table4.A3" style:family="table-cell">
      <style:table-cell-properties style:vertical-align="middle" fo:padding-left="0in" fo:padding-right="0in" fo:padding-top="0.0396in" fo:padding-bottom="0.0396in" fo:border="none"/>
    </style:style>
    <style:style style:name="Table4.4" style:family="table-row">
      <style:table-row-properties style:min-row-height="0.1931in" style:keep-together="false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15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P16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</style:style>
    <style:style style:name="P17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26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P27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</style:style>
    <style:style style:name="P28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9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3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3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P37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loext:contextual-spacing="false" fo:margin-top="0.0783in" fo:margin-bottom="0in" fo:line-height="100%" fo:orphans="0" fo:widows="0" style:text-autospace="none"/>
    </style:style>
    <style:style style:name="P40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</style:style>
    <style:style style:name="P41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font-style="normal" style:font-style-asian="normal" style:font-style-complex="normal"/>
    </style:style>
    <style:style style:name="P42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P43" style:family="paragraph" style:parent-style-name="Standard">
      <style:text-properties fo:font-size="2pt" style:font-size-asian="2pt" style:font-size-complex="2pt"/>
    </style:style>
    <style:style style:name="P44" style:family="paragraph" style:parent-style-name="Standard">
      <style:text-properties fo:font-size="6pt" style:font-size-asian="6pt" style:font-size-complex="6pt"/>
    </style:style>
    <style:style style:name="P45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loext:contextual-spacing="true" fo:margin-left="0.0402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48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9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52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54" style:family="paragraph" style:parent-style-name="Frame_20_contents">
      <style:paragraph-properties fo:text-align="justify" style:justify-single-word="false"/>
    </style:style>
    <style:style style:name="P55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5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57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58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59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60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style:use-window-font-color="true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63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64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8" style:family="paragraph" style:parent-style-name="Text_20_body">
      <style:paragraph-properties fo:break-before="auto" fo:break-after="auto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style:text-scale="101%"/>
    </style:style>
    <style:style style:name="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4" style:family="text">
      <style:text-properties fo:letter-spacing="-0.0028in"/>
    </style:style>
    <style:style style:name="T5" style:family="text">
      <style:text-properties fo:letter-spacing="-0.0028in" fo:font-style="italic" style:font-style-asian="italic" style:font-style-complex="italic"/>
    </style:style>
    <style:style style:name="T6" style:family="text">
      <style:text-properties fo:letter-spacing="-0.0028in" fo:font-style="normal" style:font-style-asian="normal" style:font-style-complex="normal"/>
    </style:style>
    <style:style style:name="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6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5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6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7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8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9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1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4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5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8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39" style:family="text">
      <style:text-properties fo:color="#221f1f" style:text-position="-5% 100%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T40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1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42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color="#221f1f" fo:letter-spacing="-0.0028in" fo:font-style="normal" style:font-style-asian="normal" style:font-name-complex="Lucida Sans" style:font-style-complex="normal"/>
    </style:style>
    <style:style style:name="T45" style:family="text">
      <style:text-properties fo:color="#221f1f" fo:letter-spacing="-0.0028in" fo:font-style="normal" style:font-style-asian="normal" style:font-style-complex="normal"/>
    </style:style>
    <style:style style:name="T4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4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text-position="-5% 100%" fo:font-weight="normal" style:font-weight-asian="normal" style:font-weight-complex="normal"/>
    </style:style>
    <style:style style:name="T50" style:family="text">
      <style:text-properties style:text-position="-5% 100%" fo:font-weight="bold" style:font-weight-asian="bold" style:font-weight-complex="bold"/>
    </style:style>
    <style:style style:name="T51" style:family="text">
      <style:text-properties style:text-position="-6% 100%" fo:font-style="normal" style:font-style-asian="normal" style:font-style-complex="normal"/>
    </style:style>
    <style:style style:name="T52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letter-spacing="0.0016in" fo:font-style="normal" style:font-style-asian="normal" style:font-style-complex="normal"/>
    </style:style>
    <style:style style:name="T56" style:family="text">
      <style:text-properties fo:color="#000000" fo:letter-spacing="-0.0028in" fo:font-style="normal" style:font-style-asian="normal" style:font-style-complex="normal"/>
    </style:style>
    <style:style style:name="T57" style:family="text">
      <style:text-properties fo:color="#000000" style:text-position="-5% 100%" fo:letter-spacing="-0.0028in" fo:font-style="normal" style:font-style-asian="normal" style:font-style-complex="normal"/>
    </style:style>
    <style:style style:name="T58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59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60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2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3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64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T65" style:family="text">
      <style:text-properties fo:font-size="9pt" style:font-size-asian="9pt" style:font-size-complex="9pt"/>
    </style:style>
    <style:style style:name="T66" style:family="text">
      <style:text-properties fo:font-size="9pt" fo:letter-spacing="-0.0047in" style:font-size-asian="9pt" style:font-size-complex="9pt"/>
    </style:style>
    <style:style style:name="T67" style:family="text">
      <style:text-properties fo:letter-spacing="-0.0035in"/>
    </style:style>
    <style:style style:name="T68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66">Descripción</text:p>
          </table:table-cell>
          <table:table-cell table:style-name="Table4.A1" office:value-type="string">
            <text:p text:style-name="P67"><text:span text:style-name="T39"><text:text-input text:description="&lt;if test=&quot;not o.taxes_included&quot;&gt;">If vat discriminated</text:text-input></text:span>%<text:span text:style-name="T44">I.V.A.</text:span><text:span text:style-name="T40"><text:text-input text:description="&lt;/if&gt;">Ennd if</text:text-input></text:span></text:p>
          </table:table-cell>
          <table:table-cell table:style-name="Table4.A1" office:value-type="string">
            <text:p text:style-name="P65">P. Lista</text:p>
          </table:table-cell>
          <table:table-cell table:style-name="Table4.A1" office:value-type="string">
            <text:p text:style-name="P67">%<text:span text:style-name="T44">Bon.</text:span></text:p>
          </table:table-cell>
          <table:table-cell table:style-name="Table4.A1" office:value-type="string">
            <text:p text:style-name="P65">P. Neto</text:p>
          </table:table-cell>
          <table:table-cell table:style-name="Table4.A1" office:value-type="string">
            <text:p text:style-name="P65">Cantidad</text:p>
          </table:table-cell>
          <table:table-cell table:style-name="Table4.A1" office:value-type="string">
            <text:p text:style-name="P65">Total</text:p>
          </table:table-cell>
        </table:table-row>
        <table:table-row table:style-name="Table4.1">
          <table:table-cell table:style-name="Table4.A2" office:value-type="string">
            <text:p text:style-name="P63"><text:text-input text:description="&lt;for each=&quot;line in o.invoice_line_ids.filtered(lambda x: not x.display_type)&quot;&gt;">For each line</text:text-input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</table:table-row>
        <table:table-row table:style-name="Table4.3">
          <table:table-cell table:style-name="Table4.A3" office:value-type="string">
            <text:p text:style-name="P55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e4.A3" office:value-type="string">
            <text:p text:style-name="P28"><text:text-input text:description="&lt;not o.taxes_included and line.vat_tax_id.description or &quot;&quot;&gt;">10,5%</text:text-input></text:p>
          </table:table-cell>
          <table:table-cell table:style-name="Table4.A3" office:value-type="string">
            <text:p text:style-name="P28"><text:text-input text:description="&lt;formatLang(line.report_price_unit, dp='Report Product Price')&gt;">9.999,50</text:text-input></text:p>
          </table:table-cell>
          <table:table-cell table:style-name="Table4.A3" office:value-type="string">
            <text:p text:style-name="P29"><text:text-input text:description="&lt;formatLang(line.discount)&gt;">10,5%</text:text-input></text:p>
          </table:table-cell>
          <table:table-cell table:style-name="Table4.A3" office:value-type="string">
            <text:p text:style-name="P28"><text:text-input text:description="&lt;formatLang(line.report_price_net, dp='Report Product Price')&gt;">9.999,50</text:text-input></text:p>
          </table:table-cell>
          <table:table-cell table:style-name="Table4.A3" office:value-type="string">
            <text:p text:style-name="P27"><text:span text:style-name="T15"><text:text-input text:description="&lt;formatLang(line.quantity)&gt;">25,45</text:text-input></text:span><text:span text:style-name="T15"> </text:span><text:span text:style-name="T15"><text:text-input text:description="&lt;line.uom_id.name&gt;">kgs.</text:text-input></text:span></text:p>
          </table:table-cell>
          <table:table-cell table:style-name="Table4.A3" office:value-type="string">
            <text:p text:style-name="P28"><text:text-input text:description="&lt;formatLang(line.report_price_subtotal)&gt;">99.999,50</text:text-input></text:p>
          </table:table-cell>
        </table:table-row>
        <table:table-row table:style-name="Table4.4">
          <table:table-cell table:style-name="Table4.A2" office:value-type="string">
            <text:p text:style-name="P64"><text:text-input text:description="&lt;/for&gt;">End For</text:text-input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</table:table-row>
      </table:table>
      <text:p text:style-name="P57"/>
      <text:p text:style-name="P6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1"><text:span text:style-name="T45">OBSERVACIONES</text:span>: </text:p>
            <text:p text:style-name="P62"><text:placeholder text:placeholder-type="text">&lt;o.comment&gt;</text:placeholder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007in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007in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007in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007in solid #000000" fo:border-bottom="0.0007in solid #000000"/>
    </style:style>
    <style:style style:name="Tabla1.D2" style:family="table-cell">
      <style:table-cell-properties fo:background-color="#dddddd" fo:padding="0.0382in" fo:border-left="none" fo:border-right="none" fo:border-top="0.0007in solid #000000" fo:border-bottom="0.0007in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MP23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.0783in" fo:margin-bottom="0in" fo:line-height="100%" fo:orphans="0" fo:widows="0" style:text-autospace="none"/>
    </style:style>
    <style:style style:name="MP25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6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</style:style>
    <style:style style:name="MP28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font-style="normal" style:font-style-asian="normal" style:font-style-complex="normal"/>
    </style:style>
    <style:style style:name="MP29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MP30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1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MP32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MP33" style:family="paragraph" style:parent-style-name="Standard">
      <style:text-properties fo:font-size="2pt" style:font-size-asian="2pt" style:font-size-complex="2pt"/>
    </style:style>
    <style:style style:name="MP34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5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36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37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8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9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0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1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46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Standard">
      <style:text-properties fo:font-size="6pt" style:font-size-asian="6pt" style:font-size-complex="6pt"/>
    </style:style>
    <style:style style:name="MP48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49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50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28in"/>
    </style:style>
    <style:style style:name="MT5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28in" fo:font-style="italic" style:font-style-asian="italic" style:font-style-complex="italic"/>
    </style:style>
    <style:style style:name="MT8" style:family="text">
      <style:text-properties fo:letter-spacing="-0.0028in" fo:font-style="normal" style:font-style-asian="normal" style:font-style-complex="normal"/>
    </style:style>
    <style:style style:name="MT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16in" fo:font-style="normal" style:font-style-asian="normal" style:font-style-complex="normal"/>
    </style:style>
    <style:style style:name="MT13" style:family="text">
      <style:text-properties fo:color="#000000" fo:letter-spacing="-0.0028in" fo:font-style="normal" style:font-style-asian="normal" style:font-style-complex="normal"/>
    </style:style>
    <style:style style:name="MT14" style:family="text">
      <style:text-properties fo:color="#000000" style:text-position="-5% 100%" fo:letter-spacing="-0.0028in" fo:font-style="normal" style:font-style-asian="normal" style:font-style-complex="normal"/>
    </style:style>
    <style:style style:name="MT15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MT16" style:family="text">
      <style:text-properties fo:font-size="9pt" style:font-size-asian="9pt" style:font-size-complex="9pt"/>
    </style:style>
    <style:style style:name="MT17" style:family="text">
      <style:text-properties fo:font-size="9pt" fo:letter-spacing="-0.0047in" style:font-size-asian="9pt" style:font-size-complex="9pt"/>
    </style:style>
    <style:style style:name="MT1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4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5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0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1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2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3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4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5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6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style:text-position="-5% 100%" fo:font-weight="normal" style:font-weight-asian="normal" style:font-weight-complex="normal"/>
    </style:style>
    <style:style style:name="MT44" style:family="text">
      <style:text-properties style:text-position="-5% 100%" fo:font-weight="bold" style:font-weight-asian="bold" style:font-weight-complex="bold"/>
    </style:style>
    <style:style style:name="MT4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MT51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2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3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MT54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5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MT56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60" style:family="text">
      <style:text-properties fo:letter-spacing="-0.0035in"/>
    </style:style>
    <style:style style:name="MT61" style:family="text">
      <style:text-properties fo:letter-spacing="-0.0063in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fo:min-width="2.1965in" draw:z-index="0"><draw:text-box fo:min-height="0.7319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3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3">: </text:span><text:span text:style-name="MT13"><text:text-input text:description="&lt;if test=&quot;company.partner_id.start_date&quot;&gt;">If</text:text-input></text:span><text:span text:style-name="MT13"><text:text-input text:description="&lt;formatLang(company.partner_id.start_date,date='true')&gt;">DD/MM/YYYY</text:text-input></text:span><text:span text:style-name="MT13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pan text:style-name="MT15">Cliente</text:span><text:span text:style-name="MT16">:</text:span><text:span text:style-name="MT17"> </text:span><text:span text:style-name="MT18"><text:placeholder text:placeholder-type="text">&lt;print_contact_name and o.partner_id.display_name or o.partner_id.commercial_partner_id.name&gt;</text:placeholder></text:span></text:p>
              <text:p text:style-name="MP22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  <text:p text:style-name="MP21"><text:span text:style-name="MT22">Cond IVA</text:span><text:span text:style-name="MT23">:</text:span><text:span text:style-name="MT24"> </text:span><text:span text:style-name="MT18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3"><text:span text:style-name="MT19"><text:text-input text:description="&lt;o.partner_id.commercial_partner_id.main_id_category_id.code&gt;">CUIT</text:text-input></text:span><text:span text:style-name="MT20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4"><text:span text:style-name="MT25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4"><text:span text:style-name="MT25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5"><text:span text:style-name="MT29"><text:text-input text:description="&lt;if test=&quot;print_commercial&quot;&gt;">IF2</text:text-input></text:span><text:span text:style-name="MT30">Comercial</text:span><text:span text:style-name="MT31">:</text:span><text:span text:style-name="MT32"> </text:span><text:span text:style-name="MT33"><text:text-input text:description="&lt;o.user_id.name&gt;">Roberto Ramirez</text:text-input></text:span><text:span text:style-name="MT34"><text:text-input text:description="&lt;/if&gt;">&lt;/if&gt;</text:text-input></text:span></text:p>
              <text:p text:style-name="MP26"><text:span text:style-name="MT35"><text:placeholder text:placeholder-type="text">&lt;o.incoterm_id and 'Incoterms:' or ''&gt;</text:placeholder></text:span><text:span text:style-name="MT35"> </text:span><text:span text:style-name="MT36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7"><text:span text:style-name="MT37">Cond. Venta</text:span><text:span text:style-name="MT38">:</text:span><text:span text:style-name="MT39"> </text:span><text:span text:style-name="MT40"><text:text-input text:description="&lt;o.payment_term_id.name&gt;">30/60/90 días fin de mes</text:text-input></text:span></text:p>
              <text:p text:style-name="MP28"><text:span text:style-name="MT41">Vencimientos</text:span><text:span text:style-name="MT42">: </text:span><text:span text:style-name="MT42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29"><text:span text:style-name="MT43"><text:text-input text:description="&lt;o.afip_concept in ['2', '3', '4'] and &quot;Fecha servicio:&quot;&gt;">Fecha Servicio:</text:text-input></text:span><text:span text:style-name="MT43"> </text:span><text:span text:style-name="MT4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0"><text:span text:style-name="MT29">Importes expresados en </text:span><text:span text:style-name="MT34"><text:text-input text:description="&lt;o.currency_id.name or o.company_id.currency_id.name&gt;">rate</text:text-input></text:span></text:p>
              <text:p text:style-name="MP31"><text:span text:style-name="MT45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2"><text:span text:style-name="MT49">Referencia del Cliente: </text:span><text:span text:style-name="MT50"><text:placeholder text:placeholder-type="text">&lt;o.name&gt;</text:placeholder></text:span></text:p>
              <text:p text:style-name="MP32"><text:span text:style-name="MT51">Orden de Compra</text:span><text:span text:style-name="MT52">:</text:span><text:span text:style-name="MT53"> </text:span><text:span text:style-name="MT50"><text:placeholder text:placeholder-type="text">&lt;o.purchase_order_number&gt;</text:placeholder></text:span></text:p>
              <text:p text:style-name="MP32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4"><text:text-input text:description="&lt;if test=&quot;o.currency_id != o.company_id.currency_id&quot;&gt;">IF2</text:text-input></text:span><text:span text:style-name="MT54">- </text:span><text:span text:style-name="MT54">Tipo de cambio:</text:span><text:span text:style-name="MT56"> </text:span><text:span text:style-name="MT56">$</text:span><text:span text:style-name="MT55"><text:text-input text:description="&lt;o.currency_rate&gt;">rate</text:text-input></text:span><text:span text:style-name="MT54"> </text:span><text:span text:style-name="MT54"><text:text-input text:description="&lt;/if&gt;">IF2</text:text-input></text:span></text:p>
              <text:p text:style-name="MP32"><text:span text:style-name="MT57"><text:text-input text:description="&lt;o._fields.get('picking_ids') and o.picking_ids.mapped('voucher_ids') and 'Remitos: ' or ''&gt;">Remitos: </text:text-input></text:span><text:span text:style-name="MT58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ext:p text:style-name="MP33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4"><text:span text:style-name="MT59"/></text:p>
            </table:table-cell>
            <table:table-cell table:style-name="Tabla1.B1" office:value-type="string">
              <text:p text:style-name="MP35"><text:span text:style-name="MT8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36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37">IMPUESTOS</text:p>
            </table:table-cell>
            <table:table-cell table:style-name="Tabla1.C2" office:value-type="string">
              <text:p text:style-name="MP38">Base</text:p>
            </table:table-cell>
            <table:table-cell table:style-name="Tabla1.D2" office:value-type="string">
              <text:p text:style-name="MP38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39"><text:text-input text:description="&lt;for each=&quot;line in o.amount_by_group&quot;&gt;">For each line</text:text-input></text:p>
              <text:p text:style-name="MP40"><text:text-input text:description="&lt;line[0]&gt;">IVA 21%</text:text-input></text:p>
              <text:p text:style-name="MP41"><text:text-input text:description="&lt;/for&gt;">End For</text:text-input></text:p>
            </table:table-cell>
            <table:table-cell table:style-name="Tabla1.C3" office:value-type="string">
              <text:p text:style-name="MP42"><text:text-input text:description="&lt;for each=&quot;line in o.amount_by_group&quot;&gt;">For each line</text:text-input></text:p>
              <text:p text:style-name="MP43"><text:text-input text:description="&lt;formatLang(line[2])&gt;">200,5</text:text-input></text:p>
              <text:p text:style-name="MP44"><text:text-input text:description="&lt;/for&gt;">End For</text:text-input></text:p>
            </table:table-cell>
            <table:table-cell table:style-name="Tabla1.D3" office:value-type="string">
              <text:p text:style-name="MP42"><text:text-input text:description="&lt;for each=&quot;line in o.amount_by_group&quot;&gt;">For each line</text:text-input></text:p>
              <text:p text:style-name="MP43"><text:text-input text:description="&lt;formatLang(line[1])&gt;">99.999,99</text:text-input></text:p>
              <text:p text:style-name="MP44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35"><text:span text:style-name="MT8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1.C4" office:value-type="string">
              <text:p text:style-name="MP45"/>
            </table:table-cell>
            <table:table-cell table:style-name="Tabla1.C4" office:value-type="string">
              <text:p text:style-name="MP3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46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4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8"><text:span text:style-name="MT59">CAE: </text:span><text:span text:style-name="MT59"><text:placeholder text:placeholder-type="text">&lt;o.afip_cae&gt;</text:placeholder></text:span><text:span text:style-name="MT59"> - Fecha Vto. CAE: </text:span><text:span text:style-name="MT59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9"><draw:frame draw:style-name="Mfr3" draw:name="image: asimage(o.afip_barcode_img)" text:anchor-type="paragraph" svg:y="-0.3228in" svg:width="2.5055in" draw:z-index="2"><draw:text-box fo:min-height="0.2929in"><text:p text:style-name="MP5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49"><text:placeholder text:placeholder-type="text">&lt;o.afip_barcode&gt;</text:placeholder></text:p>
            </table:table-cell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08T17:54:37.19</dc:date>
    <meta:editing-duration>P3DT7H11M41S</meta:editing-duration>
    <meta:editing-cycles>563</meta:editing-cycles>
    <meta:generator>OpenOffice/4.1.7$Win32 OpenOffice.org_project/417m1$Build-9800</meta:generator>
    <dc:creator>Fabricio Donadio</dc:creator>
    <meta:document-statistic meta:table-count="7" meta:image-count="0" meta:object-count="0" meta:page-count="1" meta:paragraph-count="75" meta:word-count="366" meta:character-count="2206"/>
  </office:meta>
</office:document-meta>
</file>